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a2c8" officeooo:paragraph-rsid="001ea2c8"/>
    </style:style>
    <style:style style:name="P2" style:family="paragraph" style:parent-style-name="Standard">
      <style:paragraph-properties fo:text-align="center" style:justify-single-word="false"/>
      <style:text-properties officeooo:rsid="001ea2c8" officeooo:paragraph-rsid="001ea2c8"/>
    </style:style>
    <style:style style:name="P3" style:family="paragraph" style:parent-style-name="Standard">
      <style:text-properties officeooo:rsid="0024fb8b" officeooo:paragraph-rsid="0024fb8b"/>
    </style:style>
    <style:style style:name="P4" style:family="paragraph" style:parent-style-name="Standard">
      <style:text-properties fo:font-style="italic" officeooo:rsid="0024fb8b" officeooo:paragraph-rsid="0024fb8b" style:font-style-asian="italic" style:font-style-complex="italic"/>
    </style:style>
    <style:style style:name="P5" style:family="paragraph" style:parent-style-name="Standard">
      <style:text-properties officeooo:rsid="0025584d" officeooo:paragraph-rsid="0025584d"/>
    </style:style>
    <style:style style:name="P6" style:family="paragraph" style:parent-style-name="Standard">
      <style:text-properties officeooo:rsid="00259550" officeooo:paragraph-rsid="00259550"/>
    </style:style>
    <style:style style:name="P7" style:family="paragraph" style:parent-style-name="Standard">
      <style:text-properties officeooo:rsid="00265d85" officeooo:paragraph-rsid="00265d85"/>
    </style:style>
    <style:style style:name="P8" style:family="paragraph" style:parent-style-name="Standard">
      <style:text-properties officeooo:rsid="00267be7" officeooo:paragraph-rsid="00267be7"/>
    </style:style>
    <style:style style:name="P9" style:family="paragraph" style:parent-style-name="Standard">
      <style:text-properties officeooo:rsid="002805ef" officeooo:paragraph-rsid="002805ef"/>
    </style:style>
    <style:style style:name="P10" style:family="paragraph" style:parent-style-name="Standard">
      <style:text-properties officeooo:rsid="00295f42" officeooo:paragraph-rsid="00295f42"/>
    </style:style>
    <style:style style:name="P11" style:family="paragraph" style:parent-style-name="Standard">
      <style:text-properties officeooo:rsid="002b1d70" officeooo:paragraph-rsid="002b1d70"/>
    </style:style>
    <style:style style:name="P12" style:family="paragraph" style:parent-style-name="Standard">
      <style:text-properties officeooo:rsid="002cde1b" officeooo:paragraph-rsid="002cde1b"/>
    </style:style>
    <style:style style:name="P13" style:family="paragraph" style:parent-style-name="Standard">
      <style:text-properties officeooo:rsid="002dc078" officeooo:paragraph-rsid="002dc078"/>
    </style:style>
    <style:style style:name="T1" style:family="text">
      <style:text-properties officeooo:rsid="0025584d"/>
    </style:style>
    <style:style style:name="T2" style:family="text">
      <style:text-properties officeooo:rsid="00259550"/>
    </style:style>
    <style:style style:name="T3" style:family="text">
      <style:text-properties officeooo:rsid="00265d85"/>
    </style:style>
    <style:style style:name="T4" style:family="text">
      <style:text-properties officeooo:rsid="00267be7"/>
    </style:style>
    <style:style style:name="T5" style:family="text">
      <style:text-properties officeooo:rsid="002805ef"/>
    </style:style>
    <style:style style:name="T6" style:family="text">
      <style:text-properties officeooo:rsid="00295f42"/>
    </style:style>
    <style:style style:name="T7" style:family="text">
      <style:text-properties officeooo:rsid="002b1d70"/>
    </style:style>
    <style:style style:name="T8" style:family="text">
      <style:text-properties officeooo:rsid="002cde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mbolic Production</text:p>
      <text:p text:style-name="P2">by Sven Nilsen, 2026</text:p>
      <text:p text:style-name="P1"/>
      <text:p text:style-name="P4">In this <text:span text:style-name="T1">essay</text:span> I describe a <text:span text:style-name="T2">phenomena</text:span> of humans, symbolic production, that characterizes how our minds work in relation to the environment. Specifically, how humans construct meaning through use of symbols. This construction of meaning i<text:span text:style-name="T1">s seen as a form of production, where individuals reward or punish themselves mentally according to some symbolic value. Higher symbolic value is associated with more reward, but the definition of symbolic value var</text:span><text:span text:style-name="T3">ies</text:span><text:span text:style-name="T1"> according to meta games.</text:span></text:p>
      <text:p text:style-name="P3"/>
      <text:p text:style-name="P5">A symbol is a sign which meaning can not be understood without reading about it or by teaching.</text:p>
      <text:p text:style-name="P5"/>
      <text:p text:style-name="P5">Path Semantics is the study of how people use symbols. It overlaps with other fields, such as linguistics, which studies language constructs that are largely symbolic. However, Path Semantics is more theoretical and has a logical foundation, which is important for building language bridges from Path Semantics to other fields, like mathematics and physics. Due to the immense complexity of such fields, the work so far in Path Semantics has concentrated on perspectives that seem more remote from how many people experience <text:span text:style-name="T2">their everyday life. This essay is an attempt to start building a new language bridge that comes closer to everyday experience.</text:span></text:p>
      <text:p text:style-name="P5"/>
      <text:p text:style-name="P6">Symbolic production is a language bias that also is an observable phenomena in the real world. For example, when a person wants to go the cinema to watch a new movie, that person shows symbolic production during this activity. It is difficult to put a precise number on the value, what philosophers refer to as utility, of watching this new movie has for the person. However, after watching the movie, the person often reflects on whether the movie was good or bad. With other words, the person rewards or punishes themselves mentally according to some symbolic value. If the movie was good, then this i<text:span text:style-name="T3">s higher symbolic value. Higher symbolic value is associated with more reward. Now, it is not certain that the person knows how to define this symbolic value and might continue to revise their beliefs over time. The definition of symbolic value varies according to meta games, where it matters whether the person visits the cinema alone or with other people, or which people they talk to about the movie etc. By all means, symbolic production is not well defined, but it is a characteristic of humans, a language bias of their being, that their activities are often centered around some kind of symbolic production.</text:span></text:p>
      <text:p text:style-name="P6"/>
      <text:p text:style-name="P7">In philosophy, using the framework of instrumental rationality, one can think about symbolic value in relation to agency as some utility function that evaluates the state of the environment. While this is a very useful model in e.g. economics, it is too abstract for most people <text:span text:style-name="T4">to use in everyday life. The focus on symbolic value tends to underestimate the importance of symbolic production. Symbolic value can depend on the context, of which situation the person is in. Symbolic production on the other hand, is present in almost all activities. Thus, symbolic production can be thought of as a language bias, that is associated with how humans construct meaning through use of symbols.</text:span></text:p>
      <text:p text:style-name="P1"/>
      <text:p text:style-name="P8">When a person perceives themselves to have some social status, influence or role in society, this is related to some symbolic value that can vary from day to day. One day, the person might feel great about what they are doing. Another day, the person might feel bad about what they are doing. The mood can vary and affect how the symbolic value is evaluated. Still, even the symbolic value varies over time, the person is driven by deeper psychological need for symbolic production. It might not be what the person is doing that is most important in the long term, but that the person is doing something with symbols, that allows them to construct their own meaning. <text:span text:style-name="T5">With other words, one can think about the constructed meaning as taking place in some space, where the person feels at home to some extent, despite that at any particular moment, the person feels good or bad.</text:span></text:p>
      <text:p text:style-name="P9"><text:soft-page-break/>Since the deeper psychological need for symbolic production is driving overall human behavior, there is no way to evaluate objectively how to maximize values that humans strive for, such as happiness, stability, feeling safe and feeling they belong in society. This is a consequence of symbols having arbitrarily meaning in general, which allows for semantic drift. Humans use symbols to make sense of their world, <text:span text:style-name="T6">which</text:span> <text:span text:style-name="T6">usage </text:span>determine<text:span text:style-name="T6">s</text:span> what they notice around them and how they seek control over the environment. The need for symbolic production generates a paradox, that by orient<text:span text:style-name="T6">ing</text:span> their <text:span text:style-name="T6">own </text:span>lives around symbolic production, in attempt to e.g. maximize happiness, humans also make themselves vulnerable to negative social control, abuse and exploitation. <text:span text:style-name="T6">For example, in social relationships, people become more vulnerable toward each other, which involves taking risks. Yet, without social relationships, larger social organization becomes impossible and humans would not be able to reproduce. This means that humans are naturally seeking risks out actively, to create a space where they can have symbolic production.</text:span></text:p>
      <text:p text:style-name="P1"/>
      <text:p text:style-name="P10">It is not the particular definition of symbolic value in some situation that characterizes humans during their everyday life. <text:span text:style-name="T7">The ability to allow symbolic value vary over time, is itself an important trait. Geometrically, one can think about a symbolic value as a point. Symbolic production is more like a space, where change of symbolic value can be thought of as a path. The path changes continuously, meaning that it does not leave the space and comes back. Changes are confined to the space. Thus, symbolic production determines the complexity of what symbolic value can even mean. Humans seek out ways to create a such space for themselves. For example, when humans use the word “home”, this means a space where meaning can take place, often including relationships.</text:span></text:p>
      <text:p text:style-name="P10"/>
      <text:p text:style-name="P11">Fear is often a result of the feeling that symbolic production is disintegrating over time, or the space being intruded by an enemy. It is not primarily about the physical space surrounding social activities, as long the intrusion is done according to social norms. When changes are accounted for in the complexity of the symbolic production, this produces less fear responses. What is normal life, can vary significantly between different cultures <text:span text:style-name="T8">and even within the same culture over time as language biases change</text:span>. However, what all cultures have in common, is <text:span text:style-name="T8">people setting up boundaries of symbolic production, which determines what is socially acceptable. When a person dresses in a certain way, or behaves in a certain way, this is often in relation to what is mentally perceived as the space of symbolic production, not just for the individual, but what is perceived as the shared symbolic production.</text:span></text:p>
      <text:p text:style-name="P11"/>
      <text:p text:style-name="P12">The more complex meta games people are playing among themselves, the higher complexity of symbolic production. Extreme high complexity of symbolic production leads to intellectual activities. Here, the focus is not on the rules of particular language games, but the concern of the well being of people who share a space of symbolic production. In this concern, it is the task of the intellectual to address situations that might be harmful or destructive for other people. Intellectuals internalize evidence they collect from the environment mentally and make plans based on fix-points of game theoretic strategies. Very often, plans developed by intellectuals without direct communication with each other can look very similar, due to the common cause of using evidence as the basis for their reasoning. Intellectual activity has largely replaced the need for stories in modern society, that spans many cultures and the entire planet Earth. Yet, many people still need to believe in a story, to feel that their life has a meaning. The job of leaders is often to tell people a story that they can believe in. When leaders start abusing their power, the intellectuals step in and take away their power, to preserve the space of symbolic production that people share. People elect new leaders and thus the cycle repeats. New generations of humans grow up and replace the older generations gradually over time, under the watchful eyes of the intellectuals that pay attention to facts and use language tools to assist them in their work.</text:p>
      <text:p text:style-name="P12"/>
      <text:p text:style-name="P13">These complex meta games are the reason why humans developed language tools such as mathematics and physics. Path Semantics is just another language tool, powerful, but also limi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6-03-06T18:34:42.834146209</meta:creation-date>
    <dc:date>2026-04-05T15:04:15.872551580</dc:date>
    <meta:editing-duration>PT2M54S</meta:editing-duration>
    <meta:editing-cycles>1</meta:editing-cycles>
    <meta:document-statistic meta:table-count="0" meta:image-count="0" meta:object-count="0" meta:page-count="2" meta:paragraph-count="13" meta:word-count="1399" meta:character-count="8569" meta:non-whitespace-character-count="7183"/>
    <meta:generator>LibreOffice/7.2.2.2$MacOSX_X86_64 LibreOffice_project/02b2acce88a210515b4a5bb2e46cbfb63fe97d56</meta:generator>
  </office:meta>
</office:document-meta>
</file>